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70fd7" officeooo:paragraph-rsid="00170fd7"/>
    </style:style>
    <style:style style:name="P3" style:family="paragraph" style:parent-style-name="Heading_20_1">
      <style:text-properties officeooo:paragraph-rsid="0019b13a"/>
    </style:style>
    <style:style style:name="P4" style:family="paragraph" style:parent-style-name="Heading_20_1">
      <style:text-properties officeooo:paragraph-rsid="001b449b"/>
    </style:style>
    <style:style style:name="P5" style:family="paragraph" style:parent-style-name="Heading_20_1">
      <style:text-properties officeooo:rsid="001fddab" officeooo:paragraph-rsid="001fddab"/>
    </style:style>
    <style:style style:name="P6" style:family="paragraph" style:parent-style-name="Heading_20_1">
      <style:text-properties officeooo:rsid="00202faa" officeooo:paragraph-rsid="00202faa"/>
    </style:style>
    <style:style style:name="P7" style:family="paragraph" style:parent-style-name="Heading_20_2">
      <style:text-properties officeooo:paragraph-rsid="00206a95"/>
    </style:style>
    <style:style style:name="P8" style:family="paragraph" style:parent-style-name="Standard">
      <style:paragraph-properties fo:margin-top="0in" fo:margin-bottom="0.1965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19b13a"/>
    </style:style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2">
      <style:text-properties officeooo:paragraph-rsid="00170fd7"/>
    </style:style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3">
      <style:text-properties officeooo:paragraph-rsid="00170fd7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>
      <style:text-properties officeooo:rsid="0019b13a" officeooo:paragraph-rsid="0019b13a"/>
    </style:style>
    <style:style style:name="P35" style:family="paragraph" style:parent-style-name="Text_20_body">
      <style:text-properties officeooo:rsid="001b449b" officeooo:paragraph-rsid="001b449b"/>
    </style:style>
    <style:style style:name="P36" style:family="paragraph" style:parent-style-name="Text_20_body">
      <style:text-properties officeooo:rsid="001b4b95" officeooo:paragraph-rsid="001b4b95"/>
    </style:style>
    <style:style style:name="P37" style:family="paragraph" style:parent-style-name="Text_20_body">
      <style:text-properties officeooo:rsid="001ba72f" officeooo:paragraph-rsid="001ba72f"/>
    </style:style>
    <style:style style:name="P38" style:family="paragraph" style:parent-style-name="Text_20_body">
      <style:text-properties officeooo:rsid="001d1a52" officeooo:paragraph-rsid="001d1a52"/>
    </style:style>
    <style:style style:name="P39" style:family="paragraph" style:parent-style-name="Text_20_body" style:list-style-name="L17">
      <style:text-properties officeooo:rsid="001fddab" officeooo:paragraph-rsid="001fddab"/>
    </style:style>
    <style:style style:name="P40" style:family="paragraph" style:parent-style-name="Text_20_body" style:list-style-name="L18">
      <style:text-properties officeooo:paragraph-rsid="00206a95"/>
    </style:style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3">
      <style:paragraph-properties fo:margin-top="0in" fo:margin-bottom="0in" style:contextual-spacing="false"/>
    </style:style>
    <style:style style:name="P44" style:family="paragraph" style:parent-style-name="Text_20_body" style:list-style-name="L24"/>
    <style:style style:name="P45" style:family="paragraph" style:parent-style-name="Text_20_body">
      <style:text-properties officeooo:rsid="00241b3f" officeooo:paragraph-rsid="00241b3f"/>
    </style:style>
    <style:style style:name="T1" style:family="text">
      <style:text-properties officeooo:rsid="0019b13a"/>
    </style:style>
    <style:style style:name="T2" style:family="text">
      <style:text-properties officeooo:rsid="001b449b"/>
    </style:style>
    <style:style style:name="T3" style:family="text">
      <style:text-properties officeooo:rsid="001e39f6"/>
    </style:style>
    <style:style style:name="T4" style:family="text">
      <style:text-properties officeooo:rsid="001fddab"/>
    </style:style>
    <style:style style:name="T5" style:family="text">
      <style:text-properties officeooo:rsid="00206a95"/>
    </style:style>
    <style:style style:name="T6" style:family="text">
      <style:text-properties officeooo:rsid="0020bcb4"/>
    </style:style>
    <style:style style:name="T7" style:family="text">
      <style:text-properties officeooo:rsid="0021d0b4"/>
    </style:style>
    <style:style style:name="T8" style:family="text">
      <style:text-properties officeooo:rsid="00233202"/>
    </style:style>
    <style:style style:name="T9" style:family="text">
      <style:text-properties officeooo:rsid="0025a8dd"/>
    </style:style>
    <style:style style:name="T10" style:family="text">
      <style:text-properties officeooo:rsid="0027121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P3" text:outline-level="1">Test Objectives</text:h>
      <text:list xml:id="list1133339054" text:style-name="L1">
        <text:list-header>
          <text:p text:style-name="P11"><text:span text:style-name="T1">To v</text:span>alidate the attitude control system's performance </text:p>
        </text:list-header>
        <text:list-item>
          <text:p text:style-name="P10">Verify the system's ability to achieve desired attitude and angular rates </text:p>
        </text:list-item>
        <text:list-item>
          <text:p text:style-name="P10">Test the momentum management system's effectiveness </text:p>
        </text:list-item>
        <text:list-item>
          <text:p text:style-name="P9">Evaluate system response to disturbances </text:p>
        </text:list-item>
      </text:list>
      <text:h text:style-name="Heading_20_1" text:outline-level="1">Test Environment</text:h>
      <text:p text:style-name="P34">The satellite is moving in a circular orbit around Earth at an altitude of 600 km.</text:p>
      <text:p text:style-name="P35">The satellite contains sensors capable of measuring attitude and angular velocities.</text:p>
      <text:p text:style-name="P45">Reaction wheels in a pyramidal configuration are used for actuation. (max torque = 0.015 Nm, Max momentum = 0.035 Nms)</text:p>
      <text:p text:style-name="P35">A sinusoidal disturbance torque of 10^-6 Nm exists in each direction (random phase difference).</text:p>
      <text:h text:style-name="P4" text:outline-level="1"><text:span text:style-name="T2">Test cases</text:span></text:h>
      <text:p text:style-name="P35">The ability of the AOCS to steer the satellite from [0,0,0] deg attitude, [15, -15, 15] deg/s angular velocity to [30, 50, 70] deg attitude and &lt; [0.2, .2, 0.2] deg/sec angular velocity , for different conditions is going to be evaluated based certain criteria.</text:p>
      <text:p text:style-name="P35">1. Assuming no error in sensor measurements and no disturbance torques.</text:p>
      <text:p text:style-name="P35">2. With disturbance torques</text:p>
      <text:p text:style-name="P35">3. With <text:span text:style-name="T8">gaussian </text:span>sensor noise <text:span text:style-name="T8">(</text:span> <text:span text:style-name="T8">[0.01;0.01;0.01] deg in attitude, [0.001;0.001;0.001] deg/s in rate</text:span></text:p>
      <text:p text:style-name="P35">4. With disturbance torques and sensor noise</text:p>
      <text:h text:style-name="Heading_20_1" text:outline-level="1"><text:span text:style-name="T4">S</text:span>uccess criteria</text:h>
      <text:p text:style-name="P36">1. Pointing accuracy of 1 deg.</text:p>
      <text:p text:style-name="P36">2. Angular velocity &lt; [0.2,0.2,0.2] deg/sec</text:p>
      <text:p text:style-name="P37">3. Setting time of &lt; <text:span text:style-name="T10">8<text:tab/></text:span><text:span text:style-name="T7">00</text:span> <text:span text:style-name="T7">seconds</text:span></text:p>
      <text:p text:style-name="P38">4. Reaction wheel <text:span text:style-name="T3">momentum and torques </text:span>below saturation</text:p>
      <text:h text:style-name="P5" text:outline-level="1">Data collection</text:h>
      <text:list xml:id="list60005360" text:style-name="L17">
        <text:list-item>
          <text:p text:style-name="P39">Attitude (Euler angles and quaternions)</text:p>
        </text:list-item>
        <text:list-item>
          <text:p text:style-name="P39">Angular velocities</text:p>
        </text:list-item>
        <text:list-item>
          <text:p text:style-name="P39">Angular momentum</text:p>
        </text:list-item>
        <text:list-item>
          <text:p text:style-name="P39"><text:soft-page-break/>Reaction wheel – momentum and torque provided by each wheel</text:p>
        </text:list-item>
        <text:list-item>
          <text:p text:style-name="P39">Unloading torque (if any)</text:p>
        </text:list-item>
      </text:list>
      <text:h text:style-name="P6" text:outline-level="1">Potential challenges</text:h>
      <text:h text:style-name="P7" text:outline-level="2"><text:span text:style-name="T5">Reaction wheel modeling</text:span></text:h>
      <text:list xml:id="list3456583387" text:style-name="L18">
        <text:list-item>
          <text:p text:style-name="P40">Modeling non-linear effects such as friction, imbalance, and bearing imperfections</text:p>
        </text:list-item>
        <text:list-item>
          <text:p text:style-name="P40">Representing the pyramidal configuration accurately and its impact on torque distribution</text:p>
        </text:list-item>
      </text:list>
      <text:h text:style-name="Heading_20_2" text:outline-level="2">Satellite Dynamics modeling</text:h>
      <text:list xml:id="list910605879" text:style-name="L19">
        <text:list-item>
          <text:p text:style-name="P41">Modeling the coupling effects between different axes due to off-diagonal terms in the MOI matrix.</text:p>
        </text:list-item>
      </text:list>
      <text:h text:style-name="Heading_20_2" text:outline-level="2">Noise modeling</text:h>
      <text:list xml:id="list2328530502" text:style-name="L20">
        <text:list-item>
          <text:p text:style-name="P42">Modeling additional disturbances not explicitly mentioned (e.g., solar radiation pressure) for a more realistic simulation</text:p>
        </text:list-item>
        <text:list-item>
          <text:p text:style-name="P42">impact of temperature variations on sensor and actuator performance <text:span text:style-name="T5">and </text:span>the effects of radiation on electronic components</text:p>
        </text:list-item>
        <text:list-item>
          <text:p text:style-name="P42">Modeling gyroscope noise and bias for angular rate measurements</text:p>
        </text:list-item>
        <text:list-item>
          <text:p text:style-name="P42">Implementing sensor fusion algorithms to combine data from multiple noisy sources</text:p>
        </text:list-item>
      </text:list>
      <text:h text:style-name="Heading_20_2" text:outline-level="2">Computational challenges</text:h>
      <text:list xml:id="list2262873340" text:style-name="L23">
        <text:list-item>
          <text:p text:style-name="P43">Ensuring real-time or near-real-time performance for SILS testing </text:p>
        </text:list-item>
      </text:list>
      <text:list xml:id="list568217780" text:style-name="L24">
        <text:list-item>
          <text:p text:style-name="P44">Handling numerical precision issues, especially for small disturbance torques (10^-6 Nm)</text:p>
        </text:list-item>
      </text:list>
      <text:p text:style-name="Text_20_body"/>
      <text:p text:style-name="Text_20_body"/>
      <text:p text:style-name="P1"/>
      <text:p text:style-name="P1">Outline Test Cases<text:line-break/>a) Nominal operation: </text:p>
      <text:list xml:id="list3647421617" text:style-name="L2">
        <text:list-item>
          <text:p text:style-name="P12">Reorientation from initial to final attitude </text:p>
        </text:list-item>
        <text:list-item>
          <text:p text:style-name="P12">Maintaining desired angular rates<text:line-break/>b) Disturbance rejection: </text:p>
        </text:list-item>
        <text:list-item>
          <text:p text:style-name="P12">Response to sinusoidal disturbance torque<text:line-break/>c) Momentum management: </text:p>
        </text:list-item>
        <text:list-item>
          <text:p text:style-name="P12">Wheel speed control and momentum redistribution </text:p>
        </text:list-item>
        <text:list-item>
          <text:p text:style-name="P12">Unloading procedure (if implemented)<text:line-break/>d) Edge cases: </text:p>
        </text:list-item>
        <text:list-item>
          <text:p text:style-name="P12">Maximum slew rates </text:p>
        </text:list-item>
        <text:list-item>
          <text:p text:style-name="P13"><text:soft-page-break/>Near-saturation of reaction wheels </text:p>
        </text:list-item>
      </text:list>
      <text:p text:style-name="P2">Describe test envireonment</text:p>
      <text:list xml:id="list2710428855" text:style-name="L3">
        <text:list-item>
          <text:p text:style-name="P14">Simulink model of satellite dynamics and reaction wheels </text:p>
        </text:list-item>
        <text:list-item>
          <text:p text:style-name="P14">Simulated sensor inputs (e.g., star tracker, gyros) </text:p>
        </text:list-item>
        <text:list-item>
          <text:p text:style-name="P15">Simulated actuator outputs (reaction wheel torques) </text:p>
        </text:list-item>
      </text:list>
      <text:list xml:id="list482833924" text:style-name="L4">
        <text:list-item>
          <text:p text:style-name="P16">Define Test Procedures:<text:line-break/>For each test case, outline: </text:p>
        </text:list-item>
      </text:list>
      <text:list xml:id="list2539232445" text:style-name="L5">
        <text:list-item>
          <text:p text:style-name="P18">Initial conditions </text:p>
        </text:list-item>
        <text:list-item>
          <text:p text:style-name="P18">Test duration </text:p>
        </text:list-item>
        <text:list-item>
          <text:p text:style-name="P18">Expected outcomes </text:p>
        </text:list-item>
        <text:list-item>
          <text:p text:style-name="P17">Pass/fail criteria </text:p>
        </text:list-item>
      </text:list>
      <text:list xml:id="list87876517" text:style-name="L6">
        <text:list-item>
          <text:p text:style-name="P19">Identify Potential Challenges: </text:p>
        </text:list-item>
      </text:list>
      <text:list xml:id="list1611909282" text:style-name="L7">
        <text:list-item>
          <text:p text:style-name="P21">Hardware modeling accuracy (e.g., reaction wheel dynamics, sensor noise) </text:p>
        </text:list-item>
        <text:list-item>
          <text:p text:style-name="P21">Environmental disturbance modeling </text:p>
        </text:list-item>
        <text:list-item>
          <text:p text:style-name="P20">Computational limitations of real-time simulation </text:p>
        </text:list-item>
      </text:list>
      <text:list xml:id="list742571742" text:style-name="L8">
        <text:list-item>
          <text:p text:style-name="P22">Data Collection and Analysis: </text:p>
        </text:list-item>
      </text:list>
      <text:list xml:id="list3088474279" text:style-name="L9">
        <text:list-item>
          <text:p text:style-name="P24">Specify data to be logged (attitude, rates, wheel speeds, torques) </text:p>
        </text:list-item>
        <text:list-item>
          <text:p text:style-name="P23">Define analysis methods to evaluate system performance </text:p>
        </text:list-item>
      </text:list>
      <text:list xml:id="list4292558258" text:style-name="L10">
        <text:list-item>
          <text:p text:style-name="P25">Test Execution Plan: </text:p>
        </text:list-item>
      </text:list>
      <text:list xml:id="list1079012443" text:style-name="L11">
        <text:list-item>
          <text:p text:style-name="P27">Describe how tests will be run (e.g., automated scripts, manual execution) </text:p>
        </text:list-item>
        <text:list-item>
          <text:p text:style-name="P26">Outline any required pre-test calibrations or checks </text:p>
        </text:list-item>
      </text:list>
      <text:list xml:id="list3175619381" text:style-name="L12">
        <text:list-item>
          <text:p text:style-name="P28">Reporting: </text:p>
        </text:list-item>
      </text:list>
      <text:list xml:id="list2057721778" text:style-name="L13">
        <text:list-item>
          <text:p text:style-name="P29">Define the format for test results and analysis reports </text:p>
        </text:list-item>
      </text:list>
      <text:list xml:id="list1493570595" text:style-name="L14">
        <text:list-item>
          <text:p text:style-name="P30">Validation and Verification: </text:p>
        </text:list-item>
      </text:list>
      <text:list xml:id="list3407543808" text:style-name="L15">
        <text:list-item>
          <text:p text:style-name="P31">Describe how test results will be validated against requirements </text:p>
        </text:list-item>
      </text:list>
      <text:p text:style-name="Text_20_body">To implement this plan in your project: </text:p>
      <text:list xml:id="list2111832343" text:style-name="L16">
        <text:list-item>
          <text:p text:style-name="P33">Create a separate Simulink model for SILS testing, incorporating: </text:p>
          <text:list>
            <text:list-item>
              <text:p text:style-name="P33">Your existing attitude control system </text:p>
            </text:list-item>
            <text:list-item>
              <text:p text:style-name="P33">More detailed hardware models (e.g., sensor noise, actuator dynamics) </text:p>
            </text:list-item>
            <text:list-item>
              <text:p text:style-name="P33">A comprehensive disturbance model </text:p>
            </text:list-item>
          </text:list>
        </text:list-item>
        <text:list-item>
          <text:p text:style-name="P33">Develop MATLAB scripts to: </text:p>
          <text:list>
            <text:list-item>
              <text:p text:style-name="P33">Initialize test cases </text:p>
            </text:list-item>
            <text:list-item>
              <text:p text:style-name="P33">Run simulations </text:p>
            </text:list-item>
            <text:list-item>
              <text:p text:style-name="P33">Collect and analyze data </text:p>
            </text:list-item>
          </text:list>
        </text:list-item>
        <text:list-item>
          <text:p text:style-name="P33">Implement automated checks for pass/fail criteria </text:p>
        </text:list-item>
        <text:list-item>
          <text:p text:style-name="P32">Create visualization tools for test results</text:p>
        </text:list-item>
      </text:list>
      <text:p text:style-name="Text_20_body"/>
      <text:p text:style-name="P2"><text:soft-page-break/>discuss the challenges you anticipate, such as accurately modeling hardware behavior and environmental disturbances, as required by the assignment . This SILS test plan will demonstrate your understanding of the validation process for attitude control systems and show how you would prepare for real-world implementation of your desig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09:04:48.641591405</meta:creation-date>
    <dc:date>2024-07-11T20:15:47.000246550</dc:date>
    <meta:editing-duration>PT1H6M5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4" meta:paragraph-count="84" meta:word-count="685" meta:character-count="4571" meta:non-whitespace-character-count="3981"/>
  </office:meta>
</office:document-meta>
</file>